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1.859cm" table:align="margins"/>
    </style:style>
    <style:style style:name="Table1.A" style:family="table-column">
      <style:table-column-properties style:column-width="5.93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859cm" table:align="margins"/>
    </style:style>
    <style:style style:name="Table1.A" style:family="table-column">
      <style:table-column-properties style:column-width="5.93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7ba2" officeooo:paragraph-rsid="00187ba2"/>
    </style:style>
    <style:style style:name="P2" style:family="paragraph" style:parent-style-name="Table_20_Contents">
      <style:text-properties officeooo:rsid="001a07c3" officeooo:paragraph-rsid="001a07c3"/>
    </style:style>
    <style:style style:name="P3" style:family="paragraph" style:parent-style-name="Frame_20_contents">
      <style:text-properties officeooo:rsid="001a07c3" officeooo:paragraph-rsid="001a07c3"/>
    </style:style>
    <style:style style:name="gr1" style:family="graphic">
      <style:graphic-properties draw:textarea-horizontal-align="justify" draw:textarea-vertical-align="middle" draw:auto-grow-height="false" fo:min-height="7.625cm" fo:min-width="11.859cm" loext:text-box="tru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draw:custom-shape text:anchor-type="paragraph" draw:z-index="0" draw:style-name="gr1" svg:width="12.681cm" svg:height="8.448cm" svg:x="1.905cm" svg:y="2.073cm">
          <table:table table:name="Table1" table:style-name="Table1">
            <table:table-column table:style-name="Table1.A" table:number-columns-repeated="2"/>
            <table:table-row>
              <table:table-cell table:style-name="Table1.A1" office:value-type="string">
                <text:p text:style-name="P2">a</text:p>
              </table:table-cell>
              <table:table-cell table:style-name="Table1.B1" office:value-type="string">
                <text:p text:style-name="P2">b</text:p>
              </table:table-cell>
            </table:table-row>
            <table:table-row>
              <table:table-cell table:style-name="Table1.A2" office:value-type="string">
                <text:p text:style-name="P2">c</text:p>
              </table:table-cell>
              <table:table-cell table:style-name="Table1.B2" office:value-type="string">
                <text:p text:style-name="P2">d</text:p>
              </table:table-cell>
            </table:table-row>
          </table:table>
          <text:p text:style-name="P3">This has complex conten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Shape with rounded corn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6-03T14:17:07.486067523</meta:creation-date>
    <dc:date>2014-06-03T14:18:06.348792732</dc:date>
    <dc:creator>Miklos Vajna</dc:creator>
    <meta:editing-duration>PT58S</meta:editing-duration>
    <meta:editing-cycles>2</meta:editing-cycles>
    <meta:generator>LibreOfficeDev/4.4.0.0.alpha0$Linux_X86_64 LibreOffice_project/7f80c212680438e836ba5fea886643680ed43ae5</meta:generator>
    <meta:document-statistic meta:table-count="1" meta:image-count="0" meta:object-count="0" meta:page-count="1" meta:paragraph-count="6" meta:word-count="12" meta:character-count="56" meta:non-whitespace-character-count="50"/>
  </office:meta>
</office:document-meta>
</file>